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Monaco" svg:font-family="Monaco, Menlo, Consolas, 'Courier New', monospace"/>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margin-left="0in" fo:margin-right="0in" fo:margin-top="0.1043in" fo:margin-bottom="0.0972in" loext:contextual-spacing="false" fo:text-align="start" style:justify-single-word="false" fo:orphans="2" fo:widows="2" fo:text-indent="0in" style:auto-text-indent="false"/>
    </style:style>
    <style:style style:name="P2"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fo:color="#333333" style:font-name="Helvetica Neue" fo:font-size="10.5pt" fo:letter-spacing="normal" fo:font-style="normal" fo:font-weight="normal" loext:padding="0in" loext:border="none"/>
    </style:style>
    <style:style style:name="P3"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style>
    <style:style style:name="P4" style:family="paragraph" style:parent-style-name="Preformatted_20_Text">
      <loext:graphic-properties draw:fill="solid" draw:fill-color="#f5f5f5" draw:opacity="100%"/>
      <style:paragraph-properties fo:margin-left="0in" fo:margin-right="0in" fo:margin-top="0in" fo:margin-bottom="0.1043in" loext:contextual-spacing="false" style:line-height-at-least="0.2083in" fo:text-align="start" style:justify-single-word="false" fo:orphans="2" fo:widows="2" fo:text-indent="0in" style:auto-text-indent="false" fo:background-color="#f5f5f5" fo:padding="0.0937in" fo:border="0.06pt solid #000000"/>
      <style:text-properties fo:font-variant="normal" fo:text-transform="none" fo:color="#333333" fo:letter-spacing="normal" loext:padding="0in" loext:border="none"/>
    </style:style>
    <style:style style:name="P5" style:family="paragraph" style:parent-style-name="Preformatted_20_Text">
      <loext:graphic-properties draw:fill="solid" draw:fill-color="#f5f5f5" draw:opacity="100%"/>
      <style:paragraph-properties fo:margin-left="0in" fo:margin-right="0in" fo:margin-top="0in" fo:margin-bottom="0.1043in" loext:contextual-spacing="false" style:line-height-at-least="0.2083in" fo:text-align="start" style:justify-single-word="false" fo:orphans="2" fo:widows="2" fo:text-indent="0in" style:auto-text-indent="false" fo:background-color="#f5f5f5" fo:padding="0.0937in" fo:border="0.06pt solid #000000"/>
      <style:text-properties fo:font-variant="normal" fo:text-transform="none" fo:color="#333333" style:font-name="Monaco" fo:font-size="9.75pt" fo:letter-spacing="normal" fo:font-style="normal" fo:font-weight="normal" loext:padding="0in" loext:border="none"/>
    </style:style>
    <style:style style:name="P6" style:family="paragraph" style:parent-style-name="Heading_20_1">
      <style:paragraph-properties fo:margin-left="0in" fo:margin-right="0in" fo:margin-top="0.1043in" fo:margin-bottom="0.1043in" loext:contextual-spacing="false" style:line-height-at-least="0.4165in" fo:text-align="start" style:justify-single-word="false" fo:orphans="2" fo:widows="2" fo:text-indent="0in" style:auto-text-indent="false"/>
      <style:text-properties style:font-name="inherit" fo:font-size="24pt" fo:font-weight="bold"/>
    </style:style>
    <style:style style:name="P7" style:family="paragraph" style:parent-style-name="Heading_20_2">
      <style:paragraph-properties fo:margin-left="0in" fo:margin-right="0in" fo:margin-top="0.1043in" fo:margin-bottom="0.1043in" loext:contextual-spacing="false" style:line-height-at-least="0.4165in" fo:text-align="start" style:justify-single-word="false" fo:orphans="2" fo:widows="2" fo:text-indent="0in" style:auto-text-indent="false"/>
      <style:text-properties fo:font-variant="normal" fo:text-transform="none" fo:color="#333333" style:font-name="inherit" fo:font-size="21pt" fo:letter-spacing="normal" fo:font-style="normal" fo:font-weight="bold" loext:padding="0in" loext:border="none"/>
    </style:style>
    <style:style style:name="P8" style:family="paragraph" style:parent-style-name="Heading_20_2">
      <style:paragraph-properties fo:margin-left="0in" fo:margin-right="0in" fo:margin-top="0.1043in" fo:margin-bottom="0.1043in" loext:contextual-spacing="false" style:line-height-at-least="0.4165in" fo:text-align="start" style:justify-single-word="false" fo:orphans="2" fo:widows="2" fo:text-indent="0in" style:auto-text-indent="false"/>
      <style:text-properties fo:font-variant="normal" fo:text-transform="none" fo:color="#333333" style:font-name="inherit" fo:font-size="21pt" fo:letter-spacing="normal" fo:language="en" fo:country="US" fo:font-style="normal" fo:font-weight="bold" loext:padding="0in" loext:border="none"/>
    </style:style>
    <style:style style:name="P9" style:family="paragraph" style:parent-style-name="Text_20_body">
      <style:paragraph-properties fo:margin-top="0.1043in" fo:margin-bottom="0.0972in" loext:contextual-spacing="false" fo:text-align="start" style:justify-single-word="false" fo:orphans="2" fo:widows="2"/>
      <style:text-properties fo:font-variant="normal" fo:text-transform="none" fo:color="#333333" style:font-name="Helvetica Neue" fo:font-size="10.5pt" fo:letter-spacing="normal" fo:font-style="normal" fo:font-weight="normal" loext:padding="0in" loext:border="none"/>
    </style:style>
    <style:style style:name="P10" style:family="paragraph" style:parent-style-name="Preformatted_20_Text">
      <loext:graphic-properties draw:fill="solid" draw:fill-color="#f5f5f5" draw:opacity="100%"/>
      <style:paragraph-properties fo:margin-top="0in" fo:margin-bottom="0.1043in" loext:contextual-spacing="false" style:line-height-at-least="0.2083in" fo:text-align="start" style:justify-single-word="false" fo:orphans="2" fo:widows="2" fo:background-color="#f5f5f5" fo:padding="0.0937in" fo:border="0.06pt solid #000000"/>
      <style:text-properties fo:font-variant="normal" fo:text-transform="none" fo:color="#333333" fo:letter-spacing="normal" loext:padding="0in" loext:border="none"/>
    </style:style>
    <style:style style:name="P11" style:family="paragraph" style:parent-style-name="Preformatted_20_Text">
      <loext:graphic-properties draw:fill="solid" draw:fill-color="#f5f5f5" draw:opacity="100%"/>
      <style:paragraph-properties fo:margin-top="0in" fo:margin-bottom="0.1043in" loext:contextual-spacing="false" style:line-height-at-least="0.2083in" fo:text-align="start" style:justify-single-word="false" fo:orphans="2" fo:widows="2" fo:background-color="#f5f5f5" fo:padding="0.0937in" fo:border="0.06pt solid #000000"/>
      <style:text-properties fo:font-variant="normal" fo:text-transform="none" fo:color="#333333" style:font-name="Monaco" fo:font-size="9.75pt" fo:letter-spacing="normal" fo:font-style="normal" fo:font-weight="normal" loext:padding="0in" loext:border="none"/>
    </style:style>
    <style:style style:name="P12" style:family="paragraph" style:parent-style-name="Preformatted_20_Text">
      <loext:graphic-properties draw:fill="solid" draw:fill-color="#f5f5f5" draw:opacity="100%"/>
      <style:paragraph-properties fo:margin-top="0in" fo:margin-bottom="0.1043in" loext:contextual-spacing="false" style:line-height-at-least="0.2083in" fo:text-align="start" style:justify-single-word="false" fo:orphans="2" fo:widows="2" fo:background-color="#f5f5f5" fo:padding="0.0937in" fo:border="0.06pt solid #000000"/>
      <style:text-properties fo:font-variant="normal" fo:text-transform="none" fo:color="#333333" style:font-name="Monaco" fo:font-size="9.75pt" fo:letter-spacing="normal" fo:language="en" fo:country="US" fo:font-style="normal" fo:font-weight="normal" loext:padding="0in" loext:border="none"/>
    </style:style>
    <style:style style:name="P13" style:family="paragraph" style:parent-style-name="Preformatted_20_Text">
      <loext:graphic-properties draw:fill="solid" draw:fill-color="#f5f5f5" draw:opacity="100%"/>
      <style:paragraph-properties fo:margin-top="0in" fo:margin-bottom="0.1043in" loext:contextual-spacing="false" style:line-height-at-least="0.2083in" fo:text-align="start" style:justify-single-word="false" fo:orphans="2" fo:widows="2" fo:background-color="#f5f5f5" fo:padding="0.0937in" fo:border="0.06pt solid #000000"/>
    </style:style>
    <style:style style:name="P14" style:family="paragraph" style:parent-style-name="Heading_20_2">
      <style:text-properties fo:font-variant="normal" fo:text-transform="none" fo:color="#333333" style:font-name="Helvetica Neue" fo:font-size="21pt" fo:letter-spacing="normal" fo:font-style="normal" fo:font-weight="bold"/>
    </style:style>
    <style:style style:name="T1" style:family="text">
      <style:text-properties fo:language="en" fo:country="US"/>
    </style:style>
    <style:style style:name="T2" style:family="text">
      <style:text-properties style:font-name="Monaco" fo:font-size="9.75pt" fo:language="en" fo:country="US" fo:font-style="normal" fo:font-weight="normal"/>
    </style:style>
    <style:style style:name="T3" style:family="text">
      <style:text-properties style:font-name="Monaco" fo:font-size="9.75pt" fo:font-style="normal" fo:font-weight="normal"/>
    </style:style>
    <style:style style:name="T4" style:family="text">
      <style:text-properties fo:font-variant="normal" fo:text-transform="none" fo:color="#333333" style:font-name="Helvetica Neue" fo:font-size="10.5pt" fo:letter-spacing="normal" fo:font-style="normal" fo:font-weight="normal" loext:padding="0in" loext:border="none"/>
    </style:style>
    <style:style style:name="T5" style:family="text">
      <style:text-properties fo:font-variant="normal" fo:text-transform="none" fo:color="#333333" style:font-name="Helvetica Neue" fo:font-size="10.5pt" fo:letter-spacing="normal" fo:font-style="normal" style:text-underline-style="solid" style:text-underline-width="auto" style:text-underline-color="font-color" fo:font-weight="normal" loext:padding="0in" loext:border="none"/>
    </style:style>
    <style:style style:name="T6" style:family="text">
      <style:text-properties fo:font-variant="normal" fo:text-transform="none" fo:color="#dd1144" style:font-name="Monaco" fo:font-size="9pt" fo:letter-spacing="normal" fo:font-style="normal" fo:font-weight="normal" fo:background-color="#f7f7f9" loext:char-shading-value="0" loext:padding-left="0.0417in" loext:padding-right="0.0417in" loext:padding-top="0.0209in" loext:padding-bottom="0.0209in" loext:border="0.06pt solid #e1e1e8"/>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2">Word Guess Game</text:h>
      <text:section text:style-name="Sect1" text:name="intro">
        <text:p text:style-name="P1"/>
        <text:section text:style-name="Sect1" text:name="yui_3_17_2_1_1482608576528_107">
          <text:p text:style-name="P1"/>
          <text:section text:style-name="Sect1" text:name="page">
            <text:h text:style-name="P6" text:outline-level="1">Using Strings</text:h>
            <text:p text:style-name="P2">In this exercise you get more experience with Strings.</text:p>
            <text:h text:style-name="P7" text:outline-level="2">Setting up</text:h>
            <text:p text:style-name="P2">Open IDLE , Click "File", Click "New File". Save your file as wordGame.py</text:p>
            <text:h text:style-name="P8" text:outline-level="2">Warm up exercises</text:h>
            <text:p text:style-name="P2"><text:span text:style-name="T1">Practice working with Strings by completing the following </text:span>short exercises to build a bigger program. Do what the comments tell you:</text:p>
            <text:p text:style-name="P4"><text:s/>   <text:span text:style-name="T2">#</text:span><text:span text:style-name="T3"> Declare a String called secret</text:span></text:p>
            <text:p text:style-name="P10">    <text:span text:style-name="T3"># Ask the user to input a secret word and read it from keyboard</text:span></text:p>
            <text:p text:style-name="P10"><text:s/>   <text:span text:style-name="T3"># print the secret word</text:span></text:p>
            <text:p text:style-name="P10">    <text:span text:style-name="T3"># print how many letters it has</text:span></text:p>
            <text:p text:style-name="P10">    <text:span text:style-name="T3"># print the first letter</text:span></text:p>
            <text:p text:style-name="P10"><text:s text:c="8"/></text:p>
            <text:p text:style-name="P9">When you have this working, your program should run like this:</text:p>
            <text:p text:style-name="P5">Player 1, enter a secret word<text:span text:style-name="T1">, from 3 - 10 letters</text:span></text:p>
            <text:p text:style-name="P11">close</text:p>
            <text:p text:style-name="P12">The secret word is close</text:p>
            <text:p text:style-name="P12">It has 5 letters</text:p>
            <text:p text:style-name="P12">The first letter is c</text:p>
            <text:p text:style-name="P2">After <text:span text:style-name="T1">the above works, comment out the parts that print the information about secret word and continue with the instructions below.</text:span></text:p>
            <text:h text:style-name="P7" text:outline-level="2"><text:soft-page-break/>Writing the basic game loop</text:h>
            <text:p text:style-name="P2">WordOfFortune is a word guessing game. Player 1 inputs a secret word (as done above) and Player 2 guesses the word until they get it right. After each guess, the computer will indicate how many letters the guess had in common with the secret word, and other hints. Here is the plan for the next installment:</text:p>
            <text:p text:style-name="P4"><text:s text:c="4"/><text:span text:style-name="T3">#Declare a String called guess</text:span></text:p>
            <text:p text:style-name="P10"><text:s text:c="4"/><text:span text:style-name="T3">#Do the following in the body of a loop: </text:span></text:p>
            <text:p text:style-name="P10"><text:s text:c="4"/><text:span text:style-name="T3"># <text:s text:c="2"/>ask the user to input a guess with the number of letters in secret</text:span></text:p>
            <text:p text:style-name="P10"><text:s text:c="4"/><text:span text:style-name="T3"># <text:s text:c="2"/>read the guess from the keyboard <text:s text:c="3"/></text:span></text:p>
            <text:p text:style-name="P10"><text:s text:c="4"/><text:span text:style-name="T3">#Repeat the loop while secret is not the same as guess </text:span></text:p>
            <text:p text:style-name="P10"><text:s text:c="4"/><text:span text:style-name="T3">#Once they guess it right, say so and we're done.</text:span></text:p>
            <text:p text:style-name="P9">When this part works, your program will run like the following:</text:p>
            <text:p text:style-name="P5">Player 1, enter a secret word, from 3-10 letters</text:p>
            <text:p text:style-name="P11">spider</text:p>
            <text:p text:style-name="P13"/>
            <text:p text:style-name="P11">Player 2, enter a guess, it should have 6 letters</text:p>
            <text:p text:style-name="P11">brown</text:p>
            <text:p text:style-name="P11">Player 2, enter a guess, it should have 6 letters</text:p>
            <text:p text:style-name="P11">bricks</text:p>
            <text:p text:style-name="P11">Player 2, enter a guess, it should have 6 letters</text:p>
            <text:p text:style-name="P11">spider</text:p>
            <text:p text:style-name="P11">You got it! </text:p>
            <text:h text:style-name="P7" text:outline-level="2">Refining the basic loop</text:h>
            <text:p text:style-name="P2">Inside your loop from the last step, first add an if statement to check that the player's guess has the same number of letters as the secret word, and  print a message if it does not.</text:p>
            <text:p text:style-name="P3"><text:span text:style-name="T4">Second, create a </text:span><text:span text:style-name="Source_20_Text"><text:span text:style-name="T6">count</text:span></text:span><text:span text:style-name="T4"> variable before the loop starts (initialize it to 0), and use it in the loop to count how many guesses the user has made. Inside the loop, use an if statement to check the </text:span><text:span text:style-name="Source_20_Text"><text:span text:style-name="T6">count</text:span></text:span><text:span text:style-name="T4"> variable. If they have made 3 or more guesses, AND the first letter of secret does not match the first letter of guess, then print the first letter of secret. <text:line-break/><text:line-break/></text:span><text:soft-page-break/><text:span text:style-name="T4">Finally, after the loop completes, indicate how many guesses it took to reach the answer. Your program should now run like this:</text:span></text:p>
            <text:p text:style-name="P5"><text:bookmark text:name="yui_3_17_2_1_1482608576528_111"/>Player 1, enter a secret word, from 3-10 letters</text:p>
            <text:p text:style-name="P11">spider</text:p>
            <text:p text:style-name="P13"/>
            <text:p text:style-name="P11">Player 2, enter a guess, it should have 6 letters</text:p>
            <text:p text:style-name="P11">brown</text:p>
            <text:p text:style-name="P11">Wrong number of letters!</text:p>
            <text:p text:style-name="P11">Player 2, enter a guess, it should have 6 letters</text:p>
            <text:p text:style-name="P11">bricks</text:p>
            <text:p text:style-name="P11">Player 2, enter a guess, it should have 6 letters</text:p>
            <text:p text:style-name="P11">camper</text:p>
            <text:p text:style-name="P11">The first letter is s</text:p>
            <text:p text:style-name="P11">Player 2, enter a guess, it should have 6 letters</text:p>
            <text:p text:style-name="P11">spider</text:p>
            <text:p text:style-name="P11">You got it in 4 guesses! </text:p>
            <text:h text:style-name="P7" text:outline-level="2">Providing more feedback</text:h>
            <text:p text:style-name="P3"><text:span text:style-name="T4">Add a new function to the program named </text:span><text:span text:style-name="Source_20_Text"><text:span text:style-name="T6">printCorrectLetters(secret, word)</text:span></text:span><text:span text:style-name="T4">, the function takes the </text:span><text:span text:style-name="Source_20_Text"><text:span text:style-name="T6">secret </text:span></text:span><text:span text:style-name="T4">word and the </text:span><text:span text:style-name="Source_20_Text"><text:span text:style-name="T6">guess</text:span></text:span><text:span text:style-name="T4"> word as arguments and </text:span><text:span text:style-name="T5">prints out the correct letters, with hyphens (-) in the location of the incorrect letters</text:span><text:span text:style-name="T4">. This function will contain a loop that examines each letter in </text:span><text:span text:style-name="Source_20_Text"><text:span text:style-name="T6">guess</text:span></text:span><text:span text:style-name="T4"> and compares it with the corresponding letter in </text:span><text:span text:style-name="Source_20_Text"><text:span text:style-name="T6">secret</text:span></text:span><text:span text:style-name="T4">. If they match, the letter is printed. If they do not match, a hyphen (-) is printed. </text:span></text:p>
            <text:p text:style-name="P3"><text:span text:style-name="T4">Test your function by passing </text:span><text:span text:style-name="Source_20_Text"><text:span text:style-name="T6">secret </text:span></text:span><text:span text:style-name="T4">and </text:span><text:span text:style-name="Source_20_Text"><text:span text:style-name="T6">guess </text:span></text:span><text:span text:style-name="T4">to it. Put the call to </text:span><text:span text:style-name="Source_20_Text"><text:span text:style-name="T6">printCorrectLetters</text:span></text:span><text:span text:style-name="T4"> in an else block after the if statement that checks if both letters have equal number of letters (this way</text:span><text:span text:style-name="T5"> you will only print correct letters if they both have the same number of letters</text:span><text:span text:style-name="T4">.)<text:line-break/><text:line-break/>Now your program should act like this:</text:span></text:p>
            <text:p text:style-name="P5">Player 1, enter a secret word, from 3-10 letters</text:p>
            <text:p text:style-name="P11">camel</text:p>
            <text:p text:style-name="P13"/>
            <text:p text:style-name="P11">Player 2, enter a guess, it should have 5 letters</text:p>
            <text:p text:style-name="P11"><text:soft-page-break/>bricks</text:p>
            <text:p text:style-name="P11">wrong number of letters</text:p>
            <text:p text:style-name="P11">Player 2, enter a guess, it should have 5 letters</text:p>
            <text:p text:style-name="P11">brick</text:p>
            <text:p text:style-name="P11">-----</text:p>
            <text:p text:style-name="P11">Player 2, enter a guess, it should have 5 letters</text:p>
            <text:p text:style-name="P11">bread</text:p>
            <text:p text:style-name="P11">-----</text:p>
            <text:p text:style-name="P11">The first letter is c</text:p>
            <text:p text:style-name="P11">Player 2, enter a guess, it should have 5 letters</text:p>
            <text:p text:style-name="P11">craps</text:p>
            <text:p text:style-name="P11">c----</text:p>
            <text:p text:style-name="P11">Player 2, enter a guess, it should have 5 letters</text:p>
            <text:p text:style-name="P11">camps</text:p>
            <text:p text:style-name="P11">cam--</text:p>
            <text:p text:style-name="P11">Player 2, enter a guess, it should have 5 letters</text:p>
            <text:p text:style-name="P11">camel</text:p>
            <text:p text:style-name="P11">camel</text:p>
            <text:p text:style-name="P11">You got it in 6 guesses!</text:p>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Monaco" svg:font-family="Monaco, Menlo, Consolas, 'Courier New', monospace"/>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4T11:44:28.032093657</meta:creation-date>
    <dc:date>2016-12-24T11:45:15.127488553</dc:date>
    <meta:editing-duration>PT30S</meta:editing-duration>
    <meta:editing-cycles>2</meta:editing-cycles>
    <meta:generator>LibreOffice/5.2.3.3$Linux_X86_64 LibreOffice_project/20$Build-3</meta:generator>
    <meta:document-statistic meta:table-count="0" meta:image-count="0" meta:object-count="0" meta:page-count="4" meta:paragraph-count="79" meta:word-count="755" meta:character-count="4059" meta:non-whitespace-character-count="3313"/>
  </office:meta>
</office:document-meta>
</file>